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ro15" style:family="table-row">
      <style:table-row-properties style:row-height="1.5134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1.1811in" fo:break-before="auto" style:use-optimal-row-height="true"/>
    </style:style>
    <style:style style:name="ro19" style:family="table-row">
      <style:table-row-properties style:row-height="2.0102in" fo:break-before="auto" style:use-optimal-row-height="true"/>
    </style:style>
    <style:style style:name="ro20" style:family="table-row">
      <style:table-row-properties style:row-height="1.6783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0.1783in" fo:break-before="auto" style:use-optimal-row-height="tru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228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order="0.0008in solid #000000"/>
      <style:text-properties style:font-name="Arial" fo:font-size="10pt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ext-properties style:font-name="Arial" fo:font-size="10pt"/>
    </style:style>
    <style:style style:name="ce6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5" style:family="table-cell" style:parent-style-name="Normal_5f_Sheet1_20_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wrap-option="wrap"/>
      <style:text-properties style:font-name="Arial" fo:font-size="10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2" style:family="table-cell" style:parent-style-name="Normal_5f_Sheet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4" style:family="table-cell" style:parent-style-name="Default">
      <style:table-cell-properties fo:background-color="#000080"/>
      <style:text-properties fo:color="#ffffff" fo:font-size="12pt" fo:font-weight="bold"/>
    </style:style>
    <style:style style:name="ce13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27/12/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Data.C4]" office:value-type="float" office:value="1">
            <text:p>1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Hang.nguyen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7">
            <text:p>27/12/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Update with new format</text:p>
          </table:table-cell>
          <table:table-cell table:style-name="ce26" office:value-type="string">
            <text:p>hang.nguyen</text:p>
          </table:table-cell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4"/>
          <table:table-cell table:style-name="ce65" office:value-type="string" table:number-columns-spanned="1" table:number-rows-spanned="2">
            <text:p>BugID</text:p>
          </table:table-cell>
          <table:table-cell table:style-name="ce65" office:value-type="string" table:number-columns-spanned="1" table:number-rows-spanned="2">
            <text:p>Priority</text:p>
          </table:table-cell>
          <table:table-cell table:style-name="ce65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5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45" office:value-type="string">
            <text:p>Basic functions on Gatein</text:p>
          </table:table-cell>
          <table:table-cell table:style-name="ce66"/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56" table:number-columns-repeated="2"/>
          <table:table-cell table:style-name="ce67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0" table:default-cell-style-name="ce68"/>
        <table:table-column table:style-name="co11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8" table:number-columns-repeated="248" table:default-cell-style-name="ce68"/>
        <table:table-row table:style-name="ro13">
          <table:table-cell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/>
          <table:table-cell table:style-name="ce89"/>
          <table:table-cell table:style-name="ce75" table:number-columns-repeated="2"/>
          <table:table-cell table:style-name="ce110" table:number-columns-repeated="220"/>
          <table:table-cell table:style-name="ce89" table:number-columns-repeated="18"/>
          <table:table-cell table:number-columns-repeated="9"/>
        </table:table-row>
        <table:table-row table:style-name="ro13">
          <table:table-cell/>
          <table:table-cell table:style-name="ce75" table:number-columns-repeated="4"/>
          <table:table-cell/>
          <table:table-cell table:style-name="ce89"/>
          <table:table-cell table:style-name="ce75" table:number-columns-repeated="2"/>
          <table:table-cell table:style-name="ce111"/>
          <table:table-cell table:style-name="ce111" office:value-type="string">
            <text:p>Passed</text:p>
          </table:table-cell>
          <table:table-cell table:style-name="ce111" table:formula="oooc:=COUNTIF([.L$7:.L$1019];[.$K2])" office:value-type="float" office:value="0">
            <text:p>0</text:p>
          </table:table-cell>
          <table:table-cell table:style-name="ce111" table:formula="oooc:=COUNTIF([.M$7:.M$1019];[.$K2])" office:value-type="float" office:value="0">
            <text:p>0</text:p>
          </table:table-cell>
          <table:table-cell table:style-name="ce111" table:formula="oooc:=COUNTIF([.N$7:.N$1019];[.$K2])" office:value-type="float" office:value="0">
            <text:p>0</text:p>
          </table:table-cell>
          <table:table-cell table:style-name="ce111" table:formula="oooc:=COUNTIF([.O$7:.O$1019];[.$K2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Functions List<text:span text:style-name="T4">:</text:span></text:p>
          </table:table-cell>
          <table:table-cell table:style-name="ce81" table:number-columns-spanned="3" table:number-rows-spanned="1"/>
          <table:covered-table-cell table:style-name="ce88"/>
          <table:covered-table-cell table:style-name="ce82"/>
          <table:table-cell/>
          <table:table-cell table:style-name="ce89"/>
          <table:table-cell table:style-name="ce103"/>
          <table:table-cell table:style-name="ce108"/>
          <table:table-cell table:style-name="ce111"/>
          <table:table-cell table:style-name="ce111" office:value-type="string">
            <text:p>Failed</text:p>
          </table:table-cell>
          <table:table-cell table:style-name="ce111" table:formula="oooc:=COUNTIF([.L$7:.L$1019];[.$K3])" office:value-type="float" office:value="0">
            <text:p>0</text:p>
          </table:table-cell>
          <table:table-cell table:style-name="ce111" table:formula="oooc:=COUNTIF([.M$7:.M$1019];[.$K3])" office:value-type="float" office:value="0">
            <text:p>0</text:p>
          </table:table-cell>
          <table:table-cell table:style-name="ce111" table:formula="oooc:=COUNTIF([.N$7:.N$1019];[.$K3])" office:value-type="float" office:value="0">
            <text:p>0</text:p>
          </table:table-cell>
          <table:table-cell table:style-name="ce111" table:formula="oooc:=COUNTIF([.O$7:.O$1019];[.$K3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Total Main Cases:</text:p>
          </table:table-cell>
          <table:table-cell table:style-name="ce82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9"/>
          <table:table-cell/>
          <table:table-cell table:style-name="ce89"/>
          <table:table-cell table:style-name="ce103"/>
          <table:table-cell table:style-name="ce109"/>
          <table:table-cell table:style-name="ce111"/>
          <table:table-cell table:style-name="ce111" office:value-type="string">
            <text:p>Blocked</text:p>
          </table:table-cell>
          <table:table-cell table:style-name="ce111" table:formula="oooc:=COUNTIF([.L$7:.L$1019];[.$K4])" office:value-type="float" office:value="0">
            <text:p>0</text:p>
          </table:table-cell>
          <table:table-cell table:style-name="ce111" table:formula="oooc:=COUNTIF([.M$7:.M$1019];[.$K4])" office:value-type="float" office:value="0">
            <text:p>0</text:p>
          </table:table-cell>
          <table:table-cell table:style-name="ce111" table:formula="oooc:=COUNTIF([.N$7:.N$1019];[.$K4])" office:value-type="float" office:value="0">
            <text:p>0</text:p>
          </table:table-cell>
          <table:table-cell table:style-name="ce111" table:formula="oooc:=COUNTIF([.O$7:.O$1019];[.$K4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3">
          <table:table-cell table:style-name="ce69"/>
          <table:table-cell table:style-name="ce77"/>
          <table:table-cell table:style-name="ce69" table:number-columns-repeated="7"/>
          <table:table-cell table:style-name="ce112"/>
          <table:table-cell table:style-name="ce112" office:value-type="string">
            <text:p>Untested</text:p>
          </table:table-cell>
          <table:table-cell table:style-name="ce111" table:formula="oooc:=COUNTIF([.L$7:.L$1019];[.$K5])" office:value-type="float" office:value="0">
            <text:p>0</text:p>
          </table:table-cell>
          <table:table-cell table:style-name="ce111" table:formula="oooc:=COUNTIF([.M$7:.M$1019];[.$K5])" office:value-type="float" office:value="0">
            <text:p>0</text:p>
          </table:table-cell>
          <table:table-cell table:style-name="ce111" table:formula="oooc:=COUNTIF([.N$7:.N$1019];[.$K5])" office:value-type="float" office:value="0">
            <text:p>0</text:p>
          </table:table-cell>
          <table:table-cell table:style-name="ce111" table:formula="oooc:=COUNTIF([.O$7:.O$1019];[.$K5])" office:value-type="float" office:value="0">
            <text:p>0</text:p>
          </table:table-cell>
          <table:table-cell table:style-name="ce69" table:number-columns-repeated="232"/>
          <table:table-cell table:number-columns-repeated="9"/>
        </table:table-row>
        <table:table-row table:style-name="ro10">
          <table:table-cell table:style-name="ce70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21" table:number-columns-repeated="211"/>
          <table:table-cell table:style-name="ce89" table:number-columns-repeated="17"/>
          <table:table-cell table:number-columns-repeated="9"/>
        </table:table-row>
        <table:table-row table:style-name="ro14">
          <table:table-cell table:style-name="ce71" office:value-type="float" office:value="1">
            <text:p>001</text:p>
          </table:table-cell>
          <table:table-cell table:style-name="ce42" office:value-type="string">
            <text:p>Smoke_GateIn_01</text:p>
          </table:table-cell>
          <table:table-cell table:style-name="ce83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5" office:value-type="string">
            <text:p>Step 1: Show portal in public mode</text:p>
          </table:table-cell>
          <table:table-cell table:style-name="ce45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5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5" office:value-type="string">
            <text:p>High</text:p>
          </table:table-cell>
          <table:table-cell table:style-name="ce113" table:number-columns-repeated="2"/>
          <table:table-cell table:style-name="ce119" table:number-columns-repeated="235"/>
          <table:table-cell table:style-name="ce122"/>
          <table:table-cell table:number-columns-repeated="9"/>
        </table:table-row>
        <table:table-row table:style-name="ro15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6" office:value-type="string">
            <text:p>Step 2: Sign in by admin</text:p>
          </table:table-cell>
          <table:table-cell table:style-name="ce95" office:value-type="string">
            <text:p>- Input valid User name &amp; Password of an admin</text:p>
            <text:p>- Click <text:span text:style-name="T1">Sign In</text:span></text:p>
          </table:table-cell>
          <table:table-cell table:style-name="ce95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name)</text:span> of logged in User</text:p>
            <text:p>- Display all portlet in administration tool-bar </text:p>
            <text:p/>
          </table:table-cell>
          <table:table-cell table:style-name="ce95" office:value-type="string">
            <text:p>High</text:p>
          </table:table-cell>
          <table:table-cell table:style-name="ce113" table:number-columns-repeated="2"/>
          <table:table-cell table:style-name="ce119" table:number-columns-repeated="235"/>
          <table:table-cell table:style-name="ce122"/>
          <table:table-cell table:number-columns-repeated="9"/>
        </table:table-row>
        <table:table-row table:style-name="ro16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3: Show register new account form</text:p>
          </table:table-cell>
          <table:table-cell table:style-name="ce97" office:value-type="string">
            <text:p><text:span text:style-name="T5">- Login by admin/HR account</text:span></text:p>
            <text:p>- Go to <text:span text:style-name="T6">New Staff</text:span> Page <text:span text:style-name="T7">from UserToolBarGroupPortlet </text:span></text:p>
            <text:p><text:span text:style-name="T8"/></text:p>
          </table:table-cell>
          <table:table-cell table:style-name="ce97" office:value-type="string">
            <text:p>Show blank register account form, includes:</text:p>
            <text:p>- Account Setting</text:p>
            <text:p>- User Profile</text:p>
          </table:table-cell>
          <table:table-cell table:style-name="ce95" office:value-type="string">
            <text:p>High</text:p>
          </table:table-cell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14">
          <table:table-cell table:style-name="ce7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4: Complete adding new account with valid values</text:p>
          </table:table-cell>
          <table:table-cell table:style-name="ce100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0" office:value-type="string">
            <text:p>Show message alerts <text:span text:style-name="T20">You have registered a new account. </text:span></text:p>
          </table:table-cell>
          <table:table-cell table:style-name="ce95" office:value-type="string">
            <text:p>High</text:p>
          </table:table-cell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17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5: Add new group</text:p>
          </table:table-cell>
          <table:table-cell table:style-name="ce79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1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14">
          <table:table-cell table:style-name="ce7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6: Add user into group</text:p>
          </table:table-cell>
          <table:table-cell table:style-name="ce101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1" office:value-type="string">
            <text:p>- Selected group's users list is displayed</text:p>
            <text:p>- User is added into group &amp; displayed in group's members list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8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7: Add new group navigation</text:p>
          </table:table-cell>
          <table:table-cell table:style-name="ce102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2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9">
          <table:table-cell table:style-name="ce7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8: Add new page </text:p>
          </table:table-cell>
          <table:table-cell table:style-name="ce102" office:value-type="string">
            <text:p><text:span text:style-name="T11">- Go to</text:span><text:span text:style-name="T12"> group/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1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0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8" office:value-type="string">
            <text:p>Step 9: Add new node link to new page</text:p>
          </table:table-cell>
          <table:table-cell table:style-name="ce101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Search and select created page at step 8</text:span></text:p>
            <text:p>- Click Save</text:p>
          </table:table-cell>
          <table:table-cell table:style-name="ce102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7">
          <table:table-cell table:style-name="ce7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0: Delete new page by new user</text:p>
          </table:table-cell>
          <table:table-cell table:style-name="ce79" office:value-type="string">
            <text:p>- Login by new user</text:p>
            <text:p><text:span text:style-name="T9">- Click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4" office:value-type="string">
            <text:p>- Show Navigation management form</text:p>
            <text:p><text:span text:style-name="T21">- Node is removed </text:span>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8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1: Delete user by admin</text:p>
          </table:table-cell>
          <table:table-cell table:style-name="ce79" office:value-type="string">
            <text:p>- Login by admin/</text:p>
            <text:p><text:span text:style-name="T9">- Go to </text:span><text:span text:style-name="T16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1" office:value-type="string">
            <text:p>- Existing users list is displayed as default</text:p>
            <text:p>- This user is removed from system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1">
          <table:table-cell table:style-name="ce7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2: Delete group</text:p>
          </table:table-cell>
          <table:table-cell table:style-name="ce101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5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2" table:number-rows-repeated="2"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79" table:number-columns-repeated="4"/>
          <table:table-cell table:style-name="ce116" table:number-columns-repeated="247"/>
        </table:table-row>
        <table:table-row table:style-name="ro22">
          <table:table-cell table:style-name="ce72"/>
          <table:table-cell table:style-name="ce80"/>
          <table:table-cell table:style-name="ce85"/>
          <table:table-cell table:style-name="ce92" table:number-columns-repeated="2"/>
          <table:table-cell table:style-name="ce80" table:number-columns-repeated="4"/>
          <table:table-cell table:style-name="ce115" table:number-columns-repeated="247"/>
        </table:table-row>
        <table:table-row table:style-name="ro22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 table:number-rows-repeated="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 table:number-rows-repeated="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7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97" table:number-columns-repeated="2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 table:number-rows-repeated="5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9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2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2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22" table:number-rows-repeated="65437">
          <table:table-cell table:number-columns-repeated="256"/>
        </table:table-row>
        <table:table-row table:style-name="ro22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3">
          <table:table-cell table:style-name="ce123" office:value-type="string" table:number-columns-spanned="4" table:number-rows-spanned="2">
            <text:p>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3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4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4"/>
          <table:table-cell table:number-columns-repeated="244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128" office:value-type="string">
            <text:p>GateIn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35" table:formula="oooc:=SUMPRODUCT(([Data.B$5:Data.B$1042]=[.$A4])*([Data.A$5:Data.A$1042]&lt;&gt;&quot;&quot;))" office:value-type="float" office:value="1">
            <text:p>1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5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6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7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2"/>
          <table:table-cell table:style-name="ce135" table:formula="oooc:=SUMPRODUCT(([Data.B$5:Data.B$1042]=[.$A8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3"/>
          <table:table-cell table:style-name="ce135" table:formula="oooc:=SUMPRODUCT(([Data.B$5:Data.B$1042]=[.$A9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0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1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25">
          <table:table-cell table:style-name="ce125" office:value-type="string" table:number-columns-spanned="4" table:number-rows-spanned="1">
            <text:p>TOTAL</text:p>
          </table:table-cell>
          <table:covered-table-cell table:style-name="ce129"/>
          <table:covered-table-cell table:number-columns-repeated="2" table:style-name="ce131"/>
          <table:table-cell table:style-name="ce136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6:4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6:40:50</dc:date>
    <meta:print-date>2008-06-17T00:45:47</meta:print-date>
    <meta:editing-cycles>749</meta:editing-cycles>
    <meta:editing-duration>P12DT17H39M43S</meta:editing-duration>
    <meta:user-defined meta:name="Info 1"/>
    <meta:user-defined meta:name="Info 2"/>
    <meta:user-defined meta:name="Info 3"/>
    <meta:user-defined meta:name="Info 4"/>
    <meta:document-statistic meta:table-count="4" meta:cell-count="206" meta:object-count="1"/>
  </office:meta>
</office:document-meta>
</file>